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604cm"/>
    </style:style>
    <style:style style:name="co2" style:family="table-column">
      <style:table-column-properties fo:break-before="auto" style:column-width="6.131cm"/>
    </style:style>
    <style:style style:name="co3" style:family="table-column">
      <style:table-column-properties fo:break-before="auto" style:column-width="9.656cm"/>
    </style:style>
    <style:style style:name="co4" style:family="table-column">
      <style:table-column-properties fo:break-before="auto" style:column-width="9.185cm"/>
    </style:style>
    <style:style style:name="co5" style:family="table-column">
      <style:table-column-properties fo:break-before="auto" style:column-width="12.21cm"/>
    </style:style>
    <style:style style:name="co6" style:family="table-column">
      <style:table-column-properties fo:break-before="auto" style:column-width="9.10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868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2" office:value-type="string">
            <text:p>clasificador débil</text:p>
            <text:p>sin perceptron simple</text:p>
          </table:table-cell>
          <table:table-cell table:style-name="ce2" office:value-type="string">
            <text:p>η = 0.1</text:p>
            <text:p>100 iteraciones</text:p>
            <text:p>0.75 tasa acierto objetivo</text:p>
          </table:table-cell>
          <table:table-cell table:style-name="ce2" office:value-type="string">
            <text:p>η = 0.5, 100 iteraciones, 0.75 tasa acierto objetivo</text:p>
          </table:table-cell>
          <table:table-cell table:style-name="ce3" office:value-type="string">
            <text:p><text:span text:style-name="T1">η = 0.1, 10 iteraciones, 0.75 tasa acierto objetivo</text:span></text:p>
          </table:table-cell>
          <table:table-cell table:style-name="ce2" office:value-type="string">
            <text:p>η = 0.1, 100 iteraciones, 0.95 tasa acierto objetivo</text:p>
          </table:table-cell>
        </table:table-row>
        <table:table-row table:style-name="ro2">
          <table:table-cell office:value-type="string">
            <text:p>tiempo para converger (1)</text:p>
          </table:table-cell>
          <table:table-cell office:value-type="float" office:value="51.72">
            <text:p>51,72</text:p>
          </table:table-cell>
          <table:table-cell office:value-type="float" office:value="11.4">
            <text:p>11,4</text:p>
          </table:table-cell>
          <table:table-cell office:value-type="float" office:value="11.37">
            <text:p>11,37</text:p>
          </table:table-cell>
          <table:table-cell office:value-type="float" office:value="19.56">
            <text:p>19,56</text:p>
          </table:table-cell>
          <table:table-cell office:value-type="float" office:value="34.09">
            <text:p>34,09</text:p>
          </table:table-cell>
        </table:table-row>
        <table:table-row table:style-name="ro2">
          <table:table-cell office:value-type="string">
            <text:p>tiempo para converger (2)</text:p>
          </table:table-cell>
          <table:table-cell office:value-type="float" office:value="48.98">
            <text:p>48,98</text:p>
          </table:table-cell>
          <table:table-cell office:value-type="float" office:value="11.41">
            <text:p>11,41</text:p>
          </table:table-cell>
          <table:table-cell office:value-type="float" office:value="15.68">
            <text:p>15,68</text:p>
          </table:table-cell>
          <table:table-cell office:value-type="float" office:value="11.46">
            <text:p>11,46</text:p>
          </table:table-cell>
          <table:table-cell office:value-type="float" office:value="11.4">
            <text:p>11,4</text:p>
          </table:table-cell>
        </table:table-row>
        <table:table-row table:style-name="ro2">
          <table:table-cell office:value-type="string">
            <text:p>tiempo para converger (3)</text:p>
          </table:table-cell>
          <table:table-cell office:value-type="float" office:value="54.64">
            <text:p>54,64</text:p>
          </table:table-cell>
          <table:table-cell office:value-type="float" office:value="45.3">
            <text:p>45,3</text:p>
          </table:table-cell>
          <table:table-cell office:value-type="float" office:value="11.77">
            <text:p>11,77</text:p>
          </table:table-cell>
          <table:table-cell office:value-type="float" office:value="22.67">
            <text:p>22,67</text:p>
          </table:table-cell>
          <table:table-cell office:value-type="float" office:value="14.38">
            <text:p>14,38</text:p>
          </table:table-cell>
        </table:table-row>
        <table:table-row table:style-name="ro2">
          <table:table-cell office:value-type="string">
            <text:p>tiempo para converger (4)</text:p>
          </table:table-cell>
          <table:table-cell office:value-type="float" office:value="49.181">
            <text:p>49,18</text:p>
          </table:table-cell>
          <table:table-cell office:value-type="float" office:value="11.37">
            <text:p>11,37</text:p>
          </table:table-cell>
          <table:table-cell office:value-type="float" office:value="79.25">
            <text:p>79,25</text:p>
          </table:table-cell>
          <table:table-cell office:value-type="float" office:value="34">
            <text:p>34</text:p>
          </table:table-cell>
          <table:table-cell office:value-type="float" office:value="11.55">
            <text:p>11,55</text:p>
          </table:table-cell>
        </table:table-row>
        <table:table-row table:style-name="ro2">
          <table:table-cell office:value-type="string">
            <text:p>tiempo para converger (5)</text:p>
          </table:table-cell>
          <table:table-cell office:value-type="float" office:value="54.64">
            <text:p>54,64</text:p>
          </table:table-cell>
          <table:table-cell office:value-type="float" office:value="11.43">
            <text:p>11,43</text:p>
          </table:table-cell>
          <table:table-cell office:value-type="float" office:value="27.1">
            <text:p>27,1</text:p>
          </table:table-cell>
          <table:table-cell office:value-type="float" office:value="79.47">
            <text:p>79,47</text:p>
          </table:table-cell>
          <table:table-cell office:value-type="float" office:value="14.43">
            <text:p>14,43</text:p>
          </table:table-cell>
        </table:table-row>
        <table:table-row table:style-name="ro2">
          <table:table-cell office:value-type="string">
            <text:p>tiempo para converger (media)</text:p>
          </table:table-cell>
          <table:table-cell office:value-type="float" office:value="51.83">
            <text:p>51,83</text:p>
          </table:table-cell>
          <table:table-cell office:value-type="float" office:value="18.18">
            <text:p>18,18</text:p>
          </table:table-cell>
          <table:table-cell office:value-type="float" office:value="29.03">
            <text:p>29,03</text:p>
          </table:table-cell>
          <table:table-cell office:value-type="float" office:value="33.43">
            <text:p>33,43</text:p>
          </table:table-cell>
          <table:table-cell office:value-type="float" office:value="17.17">
            <text:p>17,17</text:p>
          </table:table-cell>
        </table:table-row>
        <table:table-row table:style-name="ro2">
          <table:table-cell office:value-type="string">
            <text:p>clasificadores para converger (1)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lasificadores para converger (2)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asificadores para converger (3)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lasificadores para converger (4)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clasificadores para converger (5)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clasificadores para converger (media)</text:p>
          </table:table-cell>
          <table:table-cell office:value-type="float" office:value="18">
            <text:p>18</text:p>
          </table:table-cell>
          <table:table-cell office:value-type="float" office:value="1.6">
            <text:p>1,6</text:p>
          </table:table-cell>
          <table:table-cell office:value-type="float" office:value="2.4">
            <text:p>2,4</text:p>
          </table:table-cell>
          <table:table-cell office:value-type="float" office:value="3.6">
            <text:p>3,6</text:p>
          </table:table-cell>
          <table:table-cell office:value-type="float" office:value="1.4">
            <text:p>1,4</text:p>
          </table:table-cell>
        </table:table-row>
        <table:table-row table:style-name="ro3">
          <table:table-cell/>
          <table:table-cell office:value-type="string">
            <text:p>(Se realizan 5 medidas con</text:p>
            <text:p>cada configuración del algoritmo)</text:p>
          </table:table-cell>
          <table:table-cell table:number-columns-repeated="4"/>
        </table:table-row>
        <table:table-row table:style-name="ro2" table:number-rows-repeated="8">
          <table:table-cell table:number-columns-repeated="6"/>
        </table:table-row>
        <table:table-row table:style-name="ro4">
          <table:table-cell/>
          <table:table-cell table:style-name="ce2" office:value-type="string">
            <text:p>clasificador débil</text:p>
            <text:p>sin perceptrón simple</text:p>
          </table:table-cell>
          <table:table-cell table:style-name="ce2" office:value-type="string">
            <text:p>η = 0.1</text:p>
            <text:p>100 iteraciones</text:p>
            <text:p>0.75 tasa acierto objetivo</text:p>
          </table:table-cell>
          <table:table-cell table:style-name="ce2" office:value-type="string">
            <text:p>η = 0.5</text:p>
            <text:p>100 iteraciones</text:p>
            <text:p>0.75 tasa acierto objetivo</text:p>
          </table:table-cell>
          <table:table-cell table:style-name="ce3" office:value-type="string">
            <text:p><text:span text:style-name="T1">η = 0.1</text:span></text:p>
            <text:p><text:span text:style-name="T1">10 iteraciones</text:span></text:p>
            <text:p><text:span text:style-name="T1">0.75 tasa acierto objetivo</text:span></text:p>
          </table:table-cell>
          <table:table-cell table:style-name="ce2" office:value-type="string">
            <text:p>η = 0.1</text:p>
            <text:p>100 iteraciones</text:p>
            <text:p>0.95 tasa acierto objetivo</text:p>
          </table:table-cell>
        </table:table-row>
        <table:table-row table:style-name="ro2">
          <table:table-cell office:value-type="string">
            <text:p>tiempo para converger en segundos (media)</text:p>
          </table:table-cell>
          <table:table-cell office:value-type="float" office:value="51.83">
            <text:p>51,83</text:p>
          </table:table-cell>
          <table:table-cell office:value-type="float" office:value="18.18">
            <text:p>18,18</text:p>
          </table:table-cell>
          <table:table-cell office:value-type="float" office:value="29.03">
            <text:p>29,03</text:p>
          </table:table-cell>
          <table:table-cell office:value-type="float" office:value="33.43">
            <text:p>33,43</text:p>
          </table:table-cell>
          <table:table-cell office:value-type="float" office:value="17.17">
            <text:p>17,17</text:p>
          </table:table-cell>
        </table:table-row>
        <table:table-row table:style-name="ro2">
          <table:table-cell table:style-name="ce1" office:value-type="string">
            <text:p>cantidad de clasificadores para converger (media)</text:p>
          </table:table-cell>
          <table:table-cell office:value-type="float" office:value="18">
            <text:p>18</text:p>
          </table:table-cell>
          <table:table-cell office:value-type="float" office:value="1.6">
            <text:p>1,6</text:p>
          </table:table-cell>
          <table:table-cell office:value-type="float" office:value="2.4">
            <text:p>2,4</text:p>
          </table:table-cell>
          <table:table-cell office:value-type="float" office:value="3.6">
            <text:p>3,6</text:p>
          </table:table-cell>
          <table:table-cell office:value-type="float" office:value="1.4">
            <text:p>1,4</text:p>
          </table:table-cell>
        </table:table-row>
        <table:table-row table:style-name="ro2" table:number-rows-repeated="6">
          <table:table-cell table:number-columns-repeated="6"/>
        </table:table-row>
        <table:table-row table:style-name="ro2">
          <table:table-cell/>
          <table:table-cell>
            <draw:frame table:end-cell-address="Hoja1.E53" table:end-x="1.412cm" table:end-y="0.343cm" draw:z-index="0" draw:style-name="gr1" svg:width="22.972cm" svg:height="9.474cm" svg:x="3.318cm" svg:y="0.316cm">
              <draw:object draw:notify-on-update-of-ranges="Hoja1.A23:Hoja1.A23 Hoja1.B23:Hoja1.F23 Hoja1.A24:Hoja1.A24 Hoja1.B24:Hoja1.F24 Hoja1.A25:Hoja1.A25 Hoja1.B25:Hoja1.F2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Hoja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22:58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20T21:52:57</meta:creation-date>
    <dc:date>2010-05-20T22:58:47</dc:date>
    <meta:editing-duration>PT01H05M51S</meta:editing-duration>
    <meta:editing-cycles>6</meta:editing-cycles>
    <meta:generator>OpenOffice.org/3.0$Linux OpenOffice.org_project/300m15$Build-9379</meta:generator>
    <meta:document-statistic meta:table-count="3" meta:cell-count="96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2.973cm" svg:height="9.475cm" chart:class="chart:bar" chart:style-name="ch1">
        <chart:legend chart:legend-position="top" svg:x="6.752cm" svg:y="0.189cm" chart:style-name="ch2"/>
        <chart:plot-area chart:style-name="ch3" table:cell-range-address="Hoja1.A23:Hoja1.F25" chart:data-source-has-labels="both" svg:x="0.459cm" svg:y="1.259cm" svg:width="21.596cm" svg:height="8.027cm">
          <chart:axis chart:dimension="x" chart:name="primary-x" chart:style-name="ch4">
            <chart:categories table:cell-range-address="Hoja1.B23:Hoja1.F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4:Hoja1.F24" chart:label-cell-address="Hoja1.A24:Hoja1.A24" chart:class="chart:bar">
            <chart:data-point chart:repeated="5"/>
          </chart:series>
          <chart:series chart:style-name="ch8" chart:values-cell-range-address="Hoja1.B25:Hoja1.F25" chart:label-cell-address="Hoja1.A25:Hoja1.A2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23:Hoja1.F23">clasificador débil
sin perceptrón simple</text:p>
              </table:table-cell>
              <table:table-cell office:value-type="string">
                <text:p>η = 0.1
100 iteraciones
0.75 tasa acierto objetivo</text:p>
              </table:table-cell>
              <table:table-cell office:value-type="string">
                <text:p>η = 0.5
100 iteraciones
0.75 tasa acierto objetivo</text:p>
              </table:table-cell>
              <table:table-cell office:value-type="string">
                <text:p>η = 0.1
10 iteraciones
0.75 tasa acierto objetivo</text:p>
              </table:table-cell>
              <table:table-cell office:value-type="string">
                <text:p>η = 0.1
100 iteraciones
0.95 tasa acierto objetivo</text:p>
              </table:table-cell>
            </table:table-row>
          </table:table-header-rows>
          <table:table-rows>
            <table:table-row>
              <table:table-cell office:value-type="string">
                <text:p text:id="Hoja1.A24:Hoja1.A24">tiempo para converger en segundos (media)</text:p>
              </table:table-cell>
              <table:table-cell office:value-type="float" office:value="51.83">
                <text:p text:id="Hoja1.B24:Hoja1.F24">51.83</text:p>
              </table:table-cell>
              <table:table-cell office:value-type="float" office:value="18.18">
                <text:p>18.18</text:p>
              </table:table-cell>
              <table:table-cell office:value-type="float" office:value="29.03">
                <text:p>29.03</text:p>
              </table:table-cell>
              <table:table-cell office:value-type="float" office:value="33.43">
                <text:p>33.43</text:p>
              </table:table-cell>
              <table:table-cell office:value-type="float" office:value="17.17">
                <text:p>17.17</text:p>
              </table:table-cell>
            </table:table-row>
            <table:table-row>
              <table:table-cell office:value-type="string">
                <text:p text:id="Hoja1.A25:Hoja1.A25">cantidad de clasificadores para converger (media)</text:p>
              </table:table-cell>
              <table:table-cell office:value-type="float" office:value="18">
                <text:p text:id="Hoja1.B25:Hoja1.F25">18</text:p>
              </table:table-cell>
              <table:table-cell office:value-type="float" office:value="1.6">
                <text:p>1.6</text:p>
              </table:table-cell>
              <table:table-cell office:value-type="float" office:value="2.4">
                <text:p>2.4</text:p>
              </table:table-cell>
              <table:table-cell office:value-type="float" office:value="3.6">
                <text:p>3.6</text:p>
              </table:table-cell>
              <table:table-cell office:value-type="float" office:value="1.4">
                <text:p>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